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OQQUE CRISPIN, JUVENA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99623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072925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OQQUE CRISPIN, JUVENA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962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12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89516194</text:p>
          </table:table-cell>
          <table:table-cell table:style-name="Tabla2.A2" office:value-type="string">
            <text:p text:style-name="P9">1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48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